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43b6" officeooo:paragraph-rsid="000f43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vironment: Spyder</text:p>
      <text:p text:style-name="P1">Execution:</text:p>
      <text:p text:style-name="P1"/>
      <text:p text:style-name="P1">Keep changing configuraions by calling relevant function. </text:p>
      <text:p text:style-name="P1">Please uncomment and comment functions as require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4:24:25.908164848</meta:creation-date>
    <dc:date>2019-10-21T04:26:04.565149822</dc:date>
    <meta:editing-duration>PT1M39S</meta:editing-duration>
    <meta:editing-cycles>1</meta:editing-cycles>
    <meta:document-statistic meta:table-count="0" meta:image-count="0" meta:object-count="0" meta:page-count="1" meta:paragraph-count="4" meta:word-count="17" meta:character-count="138" meta:non-whitespace-character-count="124"/>
    <meta:generator>LibreOffice/6.0.7.3$Linux_X86_64 LibreOffice_project/00m0$Build-3</meta:generator>
  </office:meta>
</office:document-meta>
</file>